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23cm"/>
    </style:style>
    <style:style style:name="gr2" style:family="graphic" style:parent-style-name="standard">
      <style:graphic-properties draw:stroke="none" svg:stroke-color="#000000" draw:fill="none" draw:fill-color="#ffffff" fo:min-height="16.486cm"/>
    </style:style>
    <style:style style:name="gr3" style:family="graphic" style:parent-style-name="standard">
      <style:graphic-properties draw:stroke="none" svg:stroke-color="#000000" draw:fill="none" draw:fill-color="#ffffff" fo:min-height="16.16cm"/>
    </style:style>
    <style:style style:name="gr4" style:family="graphic" style:parent-style-name="standard">
      <style:graphic-properties draw:stroke="none" svg:stroke-color="#000000" draw:fill="none" draw:fill-color="#ffffff" fo:min-height="16.649cm"/>
    </style:style>
    <style:style style:name="gr5" style:family="graphic" style:parent-style-name="standard">
      <style:graphic-properties draw:stroke="solid" svg:stroke-color="#000000" draw:fill="none" draw:fill-color="#ffffff" fo:min-height="5.572cm"/>
    </style:style>
    <style:style style:name="gr6" style:family="graphic" style:parent-style-name="standard">
      <style:graphic-properties svg:stroke-width="0.102cm" draw:marker-start-width="0.356cm" draw:marker-end-width="0.356cm" draw:opacity="0%" draw:textarea-horizontal-align="justify" draw:textarea-vertical-align="middle" draw:auto-grow-height="false" fo:padding-top="0.176cm" fo:padding-bottom="0.176cm" fo:padding-left="0.178cm" fo:padding-right="0.301cm" draw:shadow-offset-x="0.203cm" draw:shadow-offset-y="0.203cm" draw:shadow-opacity="0%"/>
    </style:style>
    <style:style style:name="gr7" style:family="graphic" style:parent-style-name="standard">
      <style:graphic-properties draw:stroke="solid" svg:stroke-color="#000000" draw:fill="none" draw:fill-color="#ffffff" fo:min-height="5.73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fo:min-height="2.27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05cm"/>
    </style:style>
    <style:style style:name="gr12" style:family="graphic" style:parent-style-name="standard">
      <style:graphic-properties draw:stroke="none" svg:stroke-color="#000000" draw:fill="none" draw:fill-color="#ffffff" fo:min-height="0.482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6.201cm"/>
    </style:style>
    <style:style style:name="gr15" style:family="graphic" style:parent-style-name="standard">
      <style:graphic-properties draw:stroke="none" svg:stroke-color="#000000" draw:fill="none" draw:fill-color="#ffffff" fo:min-height="16.64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padding-left="0.127cm"/>
    </style:style>
    <style:style style:name="gr17" style:family="graphic" style:parent-style-name="standard">
      <style:graphic-properties draw:stroke="none" svg:stroke-color="#000000" draw:fill="none" draw:fill-color="#ffffff" fo:min-height="0.564cm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12.49cm"/>
    </style:style>
    <style:style style:name="gr19" style:family="graphic" style:parent-style-name="standard">
      <style:graphic-properties draw:stroke="none" svg:stroke-color="#000000" draw:fill="none" draw:fill-color="#ffffff" fo:min-height="1.256cm"/>
    </style:style>
    <style:style style:name="gr20" style:family="graphic" style:parent-style-name="standard">
      <style:graphic-properties draw:stroke="none" svg:stroke-color="#000000" draw:fill="none" draw:fill-color="#ffffff" fo:min-height="4.477cm"/>
    </style:style>
    <style:style style:name="gr21" style:family="graphic" style:parent-style-name="standard">
      <style:graphic-properties draw:stroke="none" svg:stroke-color="#000000" draw:fill="none" draw:fill-color="#ffffff" fo:min-height="17.381cm"/>
    </style:style>
    <style:style style:name="P1" style:family="paragraph">
      <style:paragraph-properties fo:text-align="center"/>
    </style:style>
    <style:style style:name="P2" style:family="paragraph">
      <style:paragraph-properties fo:margin-left="0.381cm" fo:margin-right="0cm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layer="layout" svg:width="22.184cm" svg:height="15.29cm" svg:x="2.849cm" svg:y="3.664cm">
          <draw:text-box>
            <text:p text:style-name="P1"><text:span text:style-name="T1">Agenda</text:span></text:p>
            <text:p/>
            <text:list text:style-name="L1">
              <text:list-item>
                <text:p><text:span text:style-name="T2">Introduction of design and work flow objectives</text:span></text:p>
              </text:list-item>
              <text:list-item>
                <text:p><text:span text:style-name="T2">Overview support classifications</text:span></text:p>
              </text:list-item>
              <text:list-item>
                <text:p><text:span text:style-name="T2">Architecture of database</text:span></text:p>
              </text:list-item>
              <text:list-item>
                <text:p><text:span text:style-name="T2">Workflow examples &amp; demonstration</text:span></text:p>
                <text:list>
                  <text:list-item>
                    <text:list>
                      <text:list-item>
                        <text:p><text:span text:style-name="T2">Introduction of new member</text:span></text:p>
                      </text:list-item>
                      <text:list-item>
                        <text:p><text:span text:style-name="T2">Entry of funding receipts</text:span></text:p>
                      </text:list-item>
                      <text:list-item>
                        <text:p><text:span text:style-name="T2">Initiation of membership renewa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atabase Conversion</text:span></text:p>
              </text:list-item>
              <text:list-item>
                <text:p><text:span text:style-name="T2">Implementation Discussion</text:span></text:p>
              </text:list-item>
            </text:list>
            <text:p/>
            <text:p/>
            <text:p/>
            <text:p/>
          </draw:text-box>
        </draw:frame>
      </draw:page>
      <draw:page draw:name="page2" draw:style-name="dp1" draw:master-page-name="Default">
        <draw:frame draw:style-name="gr2" draw:layer="layout" svg:width="21.492cm" svg:height="16.757cm" svg:x="3.663cm" svg:y="2.239cm">
          <draw:text-box>
            <text:p text:style-name="P1"><text:span text:style-name="T1">Design Objective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Use existing concepts from the Access based system to retain familiarity.</text:p>
                        <text:list>
                          <text:list-item>
                            <text:p>Concept of the Member/Contact IDentifier (MCID)</text:p>
                          </text:list-item>
                          <text:list-item>
                            <text:p>Use existing database constructs of</text:p>
                            <text:list>
                              <text:list-item>
                                <text:p>Member/Volunteer</text:p>
                              </text:list-item>
                              <text:list-item>
                                <text:p>Funding</text:p>
                              </text:list-item>
                              <text:list-item>
                                <text:p>Correspondence</text:p>
                              </text:list-item>
                              <text:list-item>
                                <text:p>Time Entry (for volunteers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ntegration of members, volunteers, volunteer mail utility and (eventually) bulk mail utility to use single database.</text:p>
                      </text:list-item>
                      <text:list-item>
                        <text:p>Introduce data integrity checks to enforce data entry integrity.</text:p>
                      </text:list-item>
                      <text:list-item>
                        <text:p>Provide flexible tools for management and reporting.</text:p>
                      </text:list-item>
                      <text:list-item>
                        <text:p>Utilize GPL (free) software for all system components.</text:p>
                        <text:list>
                          <text:list-item>
                            <text:list>
                              <text:list-item>
                                <text:p>MySQL – database</text:p>
                              </text:list-item>
                              <text:list-item>
                                <text:p>PHP – programing language</text:p>
                              </text:list-item>
                              <text:list-item>
                                <text:p>HTML5 -web page construction</text:p>
                              </text:list-item>
                              <text:list-item>
                                <text:p>Javascript – page level field validation</text:p>
                              </text:list-item>
                              <text:list-item>
                                <text:p>Bootstrap – page layout</text:p>
                              </text:list-item>
                              <text:list-item>
                                <text:p>phpMyAdmin – database administration</text:p>
                              </text:list-item>
                              <text:list-item>
                                <text:p>LIbreOffic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3" draw:layer="layout" svg:width="16.527cm" svg:height="16.41cm" svg:x="6.838cm" svg:y="3.134cm">
          <draw:text-box>
            <text:p><text:span text:style-name="T3">New Functions Available</text:span></text:p>
            <text:p><text:tab/></text:p>
            <text:p><text:tab/>All with common user interface</text:p>
            <text:p><text:tab/>All available to access via multiple platforms</text:p>
            <text:p><text:tab/>All integrated with the same database</text:p>
            <text:p><text:tab/>Alll implemented with GPL software</text:p>
            <text:p/>
            <text:p/>
            <text:list text:style-name="L1">
              <text:list-item>
                <text:list>
                  <text:list-item>
                    <text:p><text:span text:style-name="T4">Membership Database</text:span></text:p>
                  </text:list-item>
                </text:list>
              </text:list-item>
            </text:list>
            <text:p><text:span text:style-name="T4"/></text:p>
            <text:list text:continue-numbering="true" text:style-name="L1">
              <text:list-item>
                <text:list>
                  <text:list-item>
                    <text:p><text:span text:style-name="T4">Volunteer Database</text:span></text:p>
                    <text:p><text:span text:style-name="T4"/></text:p>
                  </text:list-item>
                  <text:list-item>
                    <text:p><text:span text:style-name="T4">Generic Database Lookup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4" draw:text-style-name="P1" draw:layer="layout" svg:width="22.47cm" svg:height="16.899cm" svg:x="3.459cm" svg:y="3.134cm">
          <draw:text-box>
            <text:p text:style-name="P1"><text:span text:style-name="T1">Support Community Definition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Similar (but different) that used in Access system.</text:p>
                          </text:list-item>
                          <text:list-item>
                            <text:p>Classifies supporter 'groups' or 'classes'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tab/><text:span text:style-name="T5">Members</text:span><text:span text:style-name="T6"> - supporters that provide scheduled funding payments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5">Volunteers</text:span><text:span text:style-name="T6"> – supporters that provide scheduled funding payements AND contribute volunteer time in some capacity.</text:span></text:p>
                    <text:p><text:span text:style-name="T6"/></text:p>
                    <text:p><text:span text:style-name="T5">Donors</text:span><text:span text:style-name="T6"> – provide sporadic funding support and are usually organizations, groups, trusts.</text:span></text:p>
                  </text:list-item>
                </text:list>
              </text:list-item>
            </text:list>
            <text:p><text:span text:style-name="T6"/></text:p>
            <text:list text:continue-numbering="true" text:style-name="L1">
              <text:list-item>
                <text:list>
                  <text:list-header>
                    <text:p><text:span text:style-name="T5">Contacts</text:span><text:span text:style-name="T6"> – none of the above. <text:s/>This is the 'pool' of interested potential supporters available to be recruited into one of the other categories.</text:span></text:p>
                  </text:list-header>
                </text:list>
              </text:list-item>
            </text:list>
            <text:p/>
          </draw:text-box>
        </draw:frame>
      </draw:page>
      <draw:page draw:name="page5" draw:style-name="dp1" draw:master-page-name="Default">
        <draw:frame draw:style-name="gr5" xml:id="id2" draw:id="id2" draw:layer="layout" svg:width="8.955cm" svg:height="5.939cm" svg:x="4.192cm" svg:y="13.756cm">
          <draw:text-box>
            <text:p>Production Database Tables</text:p>
            <text:list text:style-name="L1">
              <text:list-item>
                <text:list>
                  <text:list-item>
                    <text:p>members</text:p>
                  </text:list-item>
                  <text:list-item>
                    <text:p>donations</text:p>
                  </text:list-item>
                  <text:list-item>
                    <text:p>correspondence</text:p>
                  </text:list-item>
                  <text:list-item>
                    <text:p>mail log</text:p>
                  </text:list-item>
                  <text:list-item>
                    <text:p>system update log</text:p>
                  </text:list-item>
                  <text:list-item>
                    <text:p>configurations</text:p>
                  </text:list-item>
                  <text:list-item>
                    <text:p>users</text:p>
                  </text:list-item>
                </text:list>
              </text:list-item>
            </text:list>
          </draw:text-box>
        </draw:frame>
        <draw:custom-shape draw:style-name="gr6" draw:text-style-name="P1" xml:id="id5" draw:id="id5" draw:layer="layout" svg:width="23.161cm" svg:height="7.531cm" svg:x="2.075cm" svg:y="12.414cm">
          <draw:glue-point draw:id="4" svg:x="2.786cm" svg:y="-4.997cm"/>
          <draw:glue-point draw:id="5" svg:x="-3.259cm" svg:y="-4.94cm"/>
          <draw:glue-point draw:id="6" svg:x="-3.54cm" svg:y="-5.056cm"/>
          <draw:glue-point draw:id="7" svg:x="-3.962cm" svg:y="-5.056cm"/>
          <draw:glue-point draw:id="8" svg:x="-2.152cm" svg:y="-4.998cm"/>
          <draw:glue-point draw:id="9" svg:x="2.206cm" svg:y="-4.944cm"/>
          <text:p/>
          <draw:enhanced-geometry svg:viewBox="0 0 21600 21600" draw:type="rectangle" draw:enhanced-path="M 0 0 L 21600 0 21600 21600 0 21600 0 0 Z N"/>
        </draw:custom-shape>
        <draw:frame draw:style-name="gr7" xml:id="id3" draw:id="id3" draw:layer="layout" svg:width="9.687cm" svg:height="5.984cm" svg:x="13.962cm" svg:y="13.718cm">
          <draw:text-box>
            <text:p>Test &amp; Training Database Tables</text:p>
            <text:list text:style-name="L1">
              <text:list-item>
                <text:list>
                  <text:list-item>
                    <text:p>members</text:p>
                  </text:list-item>
                  <text:list-item>
                    <text:p>donations</text:p>
                  </text:list-item>
                  <text:list-item>
                    <text:p>correspondence</text:p>
                  </text:list-item>
                  <text:list-item>
                    <text:p>mail log</text:p>
                  </text:list-item>
                  <text:list-item>
                    <text:p>system update log</text:p>
                  </text:list-item>
                  <text:list-item>
                    <text:p>configurations</text:p>
                  </text:list-item>
                  <text:list-item>
                    <text:p>users</text:p>
                  </text:list-item>
                </text:list>
              </text:list-item>
            </text:list>
          </draw:text-box>
        </draw:frame>
        <draw:custom-shape draw:style-name="gr8" draw:text-style-name="P1" xml:id="id7" draw:id="id7" draw:layer="layout" svg:width="10.543cm" svg:height="2.972cm" svg:x="8.547cm" svg:y="1.709cm">
          <text:p text:style-name="P1">PHP Scrip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8" draw:id="id8" draw:layer="layout" svg:width="7.402cm" svg:height="2.774cm" svg:x="19.538cm" svg:y="5.454cm">
          <draw:text-box>
            <text:p><text:span text:style-name="T7">Server Session Variables</text:span></text:p>
            <text:p><text:span text:style-name="T8">Used to maintain persistent info:</text:span></text:p>
            <text:list text:style-name="L1">
              <text:list-item>
                <text:p><text:span text:style-name="T8">Logged in user</text:span></text:p>
              </text:list-item>
              <text:list-item>
                <text:p><text:span text:style-name="T8">Session timeout</text:span></text:p>
              </text:list-item>
              <text:list-item>
                <text:p><text:span text:style-name="T8">Active MCID</text:span></text:p>
              </text:list-item>
            </text:list>
          </draw:text-box>
        </draw:frame>
        <draw:custom-shape draw:style-name="gr8" draw:text-style-name="P1" xml:id="id1" draw:id="id1" draw:layer="layout" svg:width="3.623cm" svg:height="3.46cm" svg:x="12.007cm" svg:y="6.35cm">
          <text:p text:style-name="P1">User Log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12.007cm" svg:y1="8.08cm" svg:x2="8.669cm" svg:y2="13.756cm" draw:start-shape="id1" draw:start-glue-point="5" draw:end-shape="id2" draw:end-glue-point="0" svg:d="m12007 8080h-3338v5676" svg:viewBox="0 0 3339 5677">
          <text:p/>
        </draw:connector>
        <draw:connector draw:style-name="gr10" draw:text-style-name="P1" draw:layer="layout" svg:x1="15.63cm" svg:y1="8.08cm" svg:x2="18.805cm" svg:y2="13.718cm" draw:start-shape="id1" draw:start-glue-point="7" draw:end-shape="id3" draw:end-glue-point="0" svg:d="m15630 8080h3175v5638" svg:viewBox="0 0 3176 5639">
          <text:p/>
        </draw:connector>
        <draw:frame draw:style-name="gr11" draw:layer="layout" svg:width="6.065cm" svg:height="0.962cm" svg:x="16.526cm" svg:y="9.241cm">
          <draw:text-box>
            <text:p>?@mbrdemo.com</text:p>
          </draw:text-box>
        </draw:frame>
        <draw:frame draw:style-name="gr12" draw:layer="layout" svg:width="2.89cm" svg:height="0.962cm" svg:x="11.886cm" svg:y="12.456cm">
          <draw:text-box>
            <text:p>mySQL5</text:p>
          </draw:text-box>
        </draw:frame>
        <draw:custom-shape draw:style-name="gr8" draw:text-style-name="P1" xml:id="id4" draw:id="id4" draw:layer="layout" svg:width="3.989cm" svg:height="1.384cm" svg:x="1.587cm" svg:y="7.081cm">
          <text:p text:style-name="P1">myPHPAdmin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4.152cm" svg:height="1.384cm" svg:x="3.948cm" svg:y="4.679cm">
          <text:p text:style-name="P1">LibreOffic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581cm" svg:y1="8.465cm" svg:x2="4.479cm" svg:y2="12.414cm" draw:start-shape="id4" draw:start-glue-point="2" draw:end-shape="id5" draw:end-glue-point="7" svg:d="m3581 8465v1949h898v2000" svg:viewBox="0 0 899 3950">
          <text:p/>
        </draw:connector>
        <draw:connector draw:style-name="gr10" draw:text-style-name="P1" draw:layer="layout" svg:x1="6.024cm" svg:y1="6.063cm" svg:x2="5.457cm" svg:y2="12.414cm" draw:start-shape="id6" draw:start-glue-point="2" draw:end-shape="id5" draw:end-glue-point="6" svg:d="m6024 6063v3150h-567v3201" svg:viewBox="0 0 568 6352">
          <text:p/>
        </draw:connector>
        <draw:connector draw:style-name="gr13" draw:text-style-name="P1" draw:layer="layout" svg:x1="19.09cm" svg:y1="3.195cm" svg:x2="23.239cm" svg:y2="5.454cm" draw:start-shape="id7" draw:start-glue-point="10" draw:end-shape="id8" draw:end-glue-point="0" svg:d="m19090 3195h4149v2259" svg:viewBox="0 0 4150 2260">
          <text:p/>
        </draw:connector>
        <draw:connector draw:style-name="gr13" draw:text-style-name="P1" draw:layer="layout" svg:x1="13.819cm" svg:y1="4.681cm" svg:x2="13.819cm" svg:y2="6.35cm" draw:start-shape="id7" draw:start-glue-point="8" draw:end-shape="id1" draw:end-glue-point="4" svg:d="m13819 4681v1669" svg:viewBox="0 0 1 1670">
          <text:p/>
        </draw:connector>
      </draw:page>
      <draw:page draw:name="page6" draw:style-name="dp1" draw:master-page-name="Default">
        <draw:frame draw:style-name="gr14" draw:layer="layout" svg:width="18.154cm" svg:height="16.451cm" svg:x="5.414cm" svg:y="2.686cm">
          <draw:text-box>
            <text:p><text:span text:style-name="T2">User Levels – Membership Database</text:span></text:p>
            <text:list text:style-name="L1">
              <text:list-item>
                <text:list>
                  <text:list-item>
                    <text:p>User – all normal user functionality</text:p>
                    <text:list>
                      <text:list-item>
                        <text:p>Add new member</text:p>
                      </text:list-item>
                      <text:list-item>
                        <text:p>Maintain member information</text:p>
                      </text:list-item>
                      <text:list-item>
                        <text:p>Entry of new funding and correspondence records</text:p>
                      </text:list-item>
                      <text:list-item>
                        <text:p>Create reminders</text:p>
                      </text:list-item>
                    </text:list>
                  </text:list-item>
                  <text:list-item>
                    <text:p>EDI user – User level plus Extended Donor Info menu items.</text:p>
                  </text:list-item>
                  <text:list-item>
                    <text:p>Admin user – EDI user plus extended system administrative functions menu.</text:p>
                  </text:list-item>
                </text:list>
              </text:list-item>
            </text:list>
            <text:p/>
            <text:p><text:span text:style-name="T2"/></text:p>
            <text:p><text:span text:style-name="T2">User Levels – Volunteer Database</text:span></text:p>
            <text:list text:continue-numbering="true" text:style-name="L1">
              <text:list-item>
                <text:list>
                  <text:list-item>
                    <text:p>User – all regular user functions including:</text:p>
                    <text:list>
                      <text:list-item>
                        <text:p>Entry of a new system user</text:p>
                      </text:list-item>
                      <text:list-item>
                        <text:p>Entry of a new volunteer</text:p>
                      </text:list-item>
                      <text:list-item>
                        <text:p>Update volunteer information</text:p>
                      </text:list-item>
                      <text:list-item>
                        <text:p>Maintenance of volunteer mailing lists</text:p>
                      </text:list-item>
                    </text:list>
                  </text:list-item>
                  <text:list-item>
                    <text:p>Admin user – User plus </text:p>
                    <text:list>
                      <text:list-item>
                        <text:p>Sending email to list(s) and </text:p>
                      </text:list-item>
                      <text:list-item>
                        <text:p>Creation of new list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7" draw:style-name="dp1" draw:master-page-name="Default">
        <draw:frame draw:style-name="gr15" draw:layer="layout" svg:width="21.9cm" svg:height="16.898cm" svg:x="2.808cm" svg:y="1.751cm">
          <draw:text-box>
            <text:list text:style-name="L1">
              <text:list-item>
                <text:list>
                  <text:list-header>
                    <text:p text:style-name="P1"><text:span text:style-name="T1">Workflow examples &amp; demonstration</text:span></text:p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</text:list-header>
                </text:list>
              </text:list-item>
            </text:list>
            <text:p text:style-name="P1"><text:span text:style-name="T3">Introduction of new member</text:span></text:p>
            <text:p text:style-name="P1"><text:span text:style-name="T3"/></text:p>
            <text:p text:style-name="P1"><text:span text:style-name="T3">Funding &amp; Correspondece Entries</text:span></text:p>
            <text:p text:style-name="P1"><text:span text:style-name="T6">(Dues, Donations, Letters, Postcards, Other)</text:span></text:p>
            <text:p text:style-name="P1"><text:span text:style-name="T3"/></text:p>
            <text:p text:style-name="P1"><text:span text:style-name="T3">Initiation of membership renewal(s)</text:span></text:p>
            <text:p text:style-name="P1"><text:span text:style-name="T6">(Identify, email/mail notices, print labels/letters,reports)</text:span></text:p>
          </draw:text-box>
        </draw:frame>
      </draw:page>
      <draw:page draw:name="page8" draw:style-name="dp1" draw:master-page-name="Default">
        <draw:custom-shape draw:style-name="gr8" draw:text-style-name="P3" xml:id="id9" draw:id="id9" draw:layer="layout" svg:width="4.925cm" svg:height="2.808cm" svg:x="2.159cm" svg:y="3.297cm">
          <text:p text:style-name="P1"><text:span text:style-name="T7">Access DB Extract:</text:span></text:p>
          <text:p text:style-name="P2"><text:span text:style-name="T9">Mbrs: 5,006</text:span></text:p>
          <text:p text:style-name="P2"><text:span text:style-name="T9">Dons: 9,269</text:span></text:p>
          <text:p text:style-name="P2"><text:span text:style-name="T9">Corr: 7,05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" draw:id="id10" draw:layer="layout" svg:width="4.641cm" svg:height="2.808cm" svg:x="2.265cm" svg:y="7.447cm">
          <text:p text:style-name="P1"><text:span text:style-name="T7">Del Expired:</text:span></text:p>
          <text:p text:style-name="P2"><text:span text:style-name="T9">Mbrs: 4,826</text:span></text:p>
          <text:p text:style-name="P2"><text:span text:style-name="T9">Dons: 8,957</text:span></text:p>
          <text:p text:style-name="P2"><text:span text:style-name="T9">Corr: 6,881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4.621cm" svg:y1="6.105cm" svg:x2="4.585cm" svg:y2="7.447cm" draw:start-shape="id9" draw:start-glue-point="2" draw:end-shape="id10" draw:end-glue-point="0" svg:d="m4621 6105-36 1342" svg:viewBox="0 0 37 1343">
          <text:p/>
        </draw:connector>
        <draw:custom-shape draw:style-name="gr8" draw:text-style-name="P4" xml:id="id11" draw:id="id11" draw:layer="layout" svg:width="4.641cm" svg:height="2.808cm" svg:x="2.263cm" svg:y="12.168cm">
          <text:p text:style-name="P1"><text:span text:style-name="T7">Del Cat 4 &amp; 5:</text:span></text:p>
          <text:p text:style-name="P2"><text:span text:style-name="T9">Mbrs: 4,645</text:span></text:p>
          <text:p text:style-name="P2"><text:span text:style-name="T9">Dons: 8,903</text:span></text:p>
          <text:p text:style-name="P2"><text:span text:style-name="T9">Corr: 6,835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4.585cm" svg:y1="10.255cm" svg:x2="4.583cm" svg:y2="12.168cm" draw:start-shape="id10" draw:start-glue-point="2" draw:end-shape="id11" draw:end-glue-point="0" svg:d="m4585 10255-2 1913" svg:viewBox="0 0 3 1914">
          <text:p/>
        </draw:connector>
        <draw:custom-shape draw:style-name="gr8" draw:text-style-name="P4" xml:id="id12" draw:id="id12" draw:layer="layout" svg:width="5.919cm" svg:height="2.562cm" svg:x="9.875cm" svg:y="4.03cm">
          <text:p text:style-name="P1"><text:span text:style-name="T7">0 – Contacts:</text:span></text:p>
          <text:p text:style-name="P2"><text:span text:style-name="T9">Mbrs: 3,788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4" draw:id="id14" draw:layer="layout" svg:width="5.801cm" svg:height="2.559cm" svg:x="9.911cm" svg:y="11.723cm">
          <text:p text:style-name="P1"><text:span text:style-name="T7">2 - Volunteers:</text:span></text:p>
          <text:p text:style-name="P2"><text:span text:style-name="T9">Mbrs: 156</text:span></text:p>
          <text:p text:style-name="P2"><text:span text:style-name="T9">(Roster from existing</text:span></text:p>
          <text:p text:style-name="P2"><text:span text:style-name="T9">Vol Email Util.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5.76cm" svg:height="2.606cm" svg:x="9.911cm" svg:y="7.816cm">
          <text:p text:style-name="P1"><text:span text:style-name="T7">1 - Members:</text:span></text:p>
          <text:p text:style-name="P2"><text:span text:style-name="T9">Mbrs: 510</text:span></text:p>
          <text:p text:style-name="P2"><text:span text:style-name="T9">(Dues payment within </text:span></text:p>
          <text:p text:style-name="P2"><text:span text:style-name="T9">last 12 months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" draw:id="id15" draw:layer="layout" svg:width="5.722cm" svg:height="2.61cm" svg:x="9.909cm" svg:y="15.504cm">
          <text:p text:style-name="P1"><text:span text:style-name="T7">3 - Donors:</text:span></text:p>
          <text:p text:style-name="P2"><text:span text:style-name="T9">Mbrs: 131</text:span></text:p>
          <text:p text:style-name="P2"><text:span text:style-name="T9">(Donation made within</text:span></text:p>
          <text:p text:style-name="P2"><text:span text:style-name="T9">Last 12 months)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6.904cm" svg:y1="13.572cm" svg:x2="9.875cm" svg:y2="5.311cm" draw:start-shape="id11" draw:start-glue-point="1" draw:end-shape="id12" draw:end-glue-point="3" svg:d="m6904 13572c2227 0 742-8261 2971-8261" svg:viewBox="0 0 2972 8262">
          <text:p/>
        </draw:connector>
        <draw:connector draw:style-name="gr10" draw:text-style-name="P1" draw:layer="layout" draw:type="curve" svg:x1="15.794cm" svg:y1="5.311cm" svg:x2="15.671cm" svg:y2="9.119cm" draw:start-shape="id12" draw:start-glue-point="1" draw:end-shape="id13" svg:d="m15794 5311c750 0 811 3808-123 3808" svg:viewBox="0 0 694 3809">
          <text:p/>
        </draw:connector>
        <draw:connector draw:style-name="gr10" draw:text-style-name="P1" draw:layer="layout" draw:type="curve" svg:x1="15.794cm" svg:y1="5.311cm" svg:x2="15.712cm" svg:y2="13.002cm" draw:start-shape="id12" draw:start-glue-point="1" draw:end-shape="id14" draw:end-glue-point="1" svg:d="m15794 5311c750 0 791 7691-82 7691" svg:viewBox="0 0 651 7692">
          <text:p/>
        </draw:connector>
        <draw:connector draw:style-name="gr10" draw:text-style-name="P1" draw:layer="layout" draw:type="curve" svg:x1="15.794cm" svg:y1="5.311cm" svg:x2="15.631cm" svg:y2="16.809cm" draw:start-shape="id12" draw:start-glue-point="1" draw:end-shape="id15" draw:end-glue-point="1" svg:d="m15794 5311c750 0 831 11498-163 11498" svg:viewBox="0 0 737 11499">
          <text:p/>
        </draw:connector>
        <draw:frame draw:style-name="gr17" draw:text-style-name="P5" draw:layer="layout" svg:width="10.705cm" svg:height="1.195cm" svg:x="15.876cm" svg:y="4.03cm">
          <draw:text-box>
            <text:p text:style-name="P1"><text:span text:style-name="T4">Methodology</text:span></text:p>
          </draw:text-box>
        </draw:frame>
        <draw:frame draw:style-name="gr18" draw:text-style-name="P6" draw:layer="layout" svg:width="9.403cm" svg:height="13.049cm" svg:x="17.178cm" svg:y="5.008cm">
          <draw:text-box>
            <text:list text:style-name="L2">
              <text:list-item>
                <text:p><text:span text:style-name="T10">Extract all member, donation and correspondence records from Access database into a series of spreadsheets.</text:span></text:p>
              </text:list-item>
              <text:list-item>
                <text:p><text:span text:style-name="T10">Format spreadsheets adjusting column names and values.</text:span></text:p>
              </text:list-item>
              <text:list-item>
                <text:p><text:span text:style-name="T10">Set status of all records = 0.</text:span></text:p>
              </text:list-item>
              <text:list-item>
                <text:p><text:span text:style-name="T10">Import spreadsheets into database.</text:span></text:p>
              </text:list-item>
              <text:list-item>
                <text:p><text:span text:style-name="T10">Run database utilities to evaluate funding records to determine status values of 1 and 3.</text:span></text:p>
              </text:list-item>
              <text:list-item>
                <text:p><text:span text:style-name="T10">Run database utility to <text:s/>merge vol email roster to determine status value of 2.</text:span></text:p>
              </text:list-item>
            </text:list>
            <text:p><text:span text:style-name="T10"/></text:p>
          </draw:text-box>
        </draw:frame>
        <draw:frame draw:style-name="gr19" draw:text-style-name="P7" draw:layer="layout" svg:width="15.875cm" svg:height="1.826cm" svg:x="5.862cm" svg:y="1.425cm">
          <draw:text-box>
            <text:p text:style-name="P1"><text:span text:style-name="T1">Database Conversion</text:span></text:p>
          </draw:text-box>
        </draw:frame>
        <draw:frame draw:style-name="gr20" draw:text-style-name="P8" draw:layer="layout" svg:width="5.618cm" svg:height="4.727cm" svg:x="2.279cm" svg:y="15.753cm">
          <draw:text-box>
            <text:p><text:span text:style-name="T9">Tasks remaining:</text:span></text:p>
            <text:list text:style-name="L1">
              <text:list-item>
                <text:p><text:span text:style-name="T8">Vet remaining volunteer roster to correct errors</text:span></text:p>
              </text:list-item>
              <text:list-item>
                <text:p><text:span text:style-name="T8">Review funding and donation records to determine classifications</text:span></text:p>
              </text:list-item>
            </text:list>
          </draw:text-box>
        </draw:frame>
      </draw:page>
      <draw:page draw:name="page9" draw:style-name="dp1" draw:master-page-name="Default">
        <draw:frame draw:style-name="gr21" draw:layer="layout" svg:width="19.661cm" svg:height="18.247cm" svg:x="5.291cm" svg:y="1.343cm">
          <draw:text-box>
            <text:p><text:span text:style-name="T4">Admin Functions</text:span></text:p>
            <text:list text:style-name="L1">
              <text:list-item>
                <text:list>
                  <text:list-item>
                    <text:p>Administer users</text:p>
                  </text:list-item>
                  <text:list-item>
                    <text:p>Maintain configuration tables (drop down definitions)</text:p>
                    <text:list>
                      <text:list-item>
                        <text:p>Member types</text:p>
                      </text:list-item>
                      <text:list-item>
                        <text:p>Funding purposes</text:p>
                      </text:list-item>
                      <text:list-item>
                        <text:p>Funding programs</text:p>
                      </text:list-item>
                      <text:list-item>
                        <text:p>Funding campaigns</text:p>
                      </text:list-item>
                      <text:list-item>
                        <text:p>Correspondence types</text:p>
                      </text:list-item>
                      <text:list-item>
                        <text:p>Volunteer email lists</text:p>
                      </text:list-item>
                      <text:list-item>
                        <text:p>Volunteer categories</text:p>
                      </text:list-item>
                    </text:list>
                  </text:list-item>
                  <text:list-item>
                    <text:p>Delete records (only when absolutely necessary)</text:p>
                  </text:list-item>
                  <text:list-item>
                    <text:p>Administer templates (usually done by membership chair)</text:p>
                  </text:list-item>
                  <text:list-item>
                    <text:p>Do DBJanitor page</text:p>
                  </text:list-item>
                </text:list>
              </text:list-item>
            </text:list>
            <text:p><text:span text:style-name="T4"/></text:p>
            <text:p><text:span text:style-name="T4">Database Backup Strategies</text:span></text:p>
            <text:list text:continue-numbering="true" text:style-name="L1">
              <text:list-item>
                <text:list>
                  <text:list-item>
                    <text:p>ISP does server back-ups, BUT</text:p>
                    <text:list>
                      <text:list-item>
                        <text:p>Export entire production db to spreadsheet(s) or sql scripts?</text:p>
                      </text:list-item>
                      <text:list-item>
                        <text:p>Copy of entire db to server back-up copy?</text:p>
                      </text:list-item>
                    </text:list>
                  </text:list-item>
                </text:list>
              </text:list-item>
            </text:list>
            <text:p/>
            <text:p><text:span text:style-name="T4">Script Update Strategy</text:span></text:p>
            <text:list text:continue-numbering="true" text:style-name="L1">
              <text:list-item>
                <text:list>
                  <text:list-item>
                    <text:p>Rename current server directory to 'dirname.old'</text:p>
                  </text:list-item>
                  <text:list-item>
                    <text:p>Copy entire new server directory from development environment</text:p>
                  </text:list-item>
                  <text:list-item>
                    <text:p>Updates everything including all documentation to on-line server</text:p>
                    <text:p/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127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Klinzman</meta:initial-creator>
    <meta:creation-date>2014-02-09T15:15:30</meta:creation-date>
    <dc:date>2014-02-25T11:07:07</dc:date>
    <dc:creator>Dave Klinzman</dc:creator>
    <meta:editing-duration>PT2H14M16S</meta:editing-duration>
    <meta:editing-cycles>17</meta:editing-cycles>
    <meta:generator>LibreOffice/3.5$Linux_X86_64 LibreOffice_project/350m1$Build-2</meta:generator>
    <meta:document-statistic meta:object-count="40"/>
  </office:meta>
</office:document-meta>
</file>